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Condensed" svg:font-family="'Roboto Condensed'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24211" officeooo:paragraph-rsid="00124211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normal" officeooo:rsid="00124211" officeooo:paragraph-rsid="00124211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133c8a" officeooo:paragraph-rsid="00133c8a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de métricas</text:p>
      <text:p text:style-name="P2"/>
      <text:p text:style-name="P2">1 - <text:s/>Analice los atributos que poseen las métricas efectivas del software:</text:p>
      <text:p text:style-name="P2"><text:tab/></text:p>
      <text:p text:style-name="P3">3 - Indiqué el por qué de la importancia de la métrica en el proceso de construcción del software:</text:p>
      <text:p text:style-name="P3"><text:tab/>El uso de métricas al desarrollar un software nos ayuda a tener una ídea acerca de la calidad del producto y del proceso para construirl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Condensed" svg:font-family="'Roboto Condense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18:29:44.568000000</meta:creation-date>
    <dc:date>2022-09-15T18:39:46.887000000</dc:date>
    <meta:editing-duration>PT10M1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5" meta:word-count="59" meta:character-count="327" meta:non-whitespace-character-count="268"/>
  </office:meta>
</office:document-meta>
</file>